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mo sempre,<text:line-break/>decidi por mim mesmo,<text:line-break/>o melhor, para o mais importante,<text:line-break/>fiquei,<text:line-break/>distante, eu observei em tempos,<text:line-break/>que estive certo,<text:line-break/>fiz o correto, <text:line-break/>fiquei louco,<text:line-break/>indiscretamente discreto,<text:line-break/>faço o que acho certo,<text:line-break/>argumento e contesto,<text:line-break/>escrevi um manifesto,<text:line-break/>para poder encarar sem medo, de frente<text:line-break/>seu olhar ardente, <text:line-break/>como semp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4</meta:editing-cycles>
    <meta:creation-date>2015-05-10T20:51:00</meta:creation-date>
    <dc:date>2015-05-10T22:18:00</dc:date>
    <meta:editing-duration>PT14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51" meta:character-count="322" meta:non-whitespace-character-count="27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